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officeooo:rsid="001613ea" officeooo:paragraph-rsid="001613ea"/>
    </style:style>
    <style:style style:name="P19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2" style:family="paragraph" style:parent-style-name="Text_20_body">
      <style:text-properties officeooo:rsid="00166159" officeooo:paragraph-rsid="00166159"/>
    </style:style>
    <style:style style:name="P23" style:family="paragraph" style:parent-style-name="Text_20_body">
      <style:text-properties style:text-underline-style="none" officeooo:rsid="00176f28" officeooo:paragraph-rsid="00176f28"/>
    </style:style>
    <style:style style:name="P24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5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26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27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28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29" style:family="paragraph" style:parent-style-name="Text_20_body">
      <style:text-properties style:text-underline-style="none" officeooo:paragraph-rsid="00180e04"/>
    </style:style>
    <style:style style:name="P30" style:family="paragraph" style:parent-style-name="Text_20_body">
      <style:text-properties officeooo:rsid="0019b5f6" officeooo:paragraph-rsid="0019b5f6"/>
    </style:style>
    <style:style style:name="P31" style:family="paragraph" style:parent-style-name="Text_20_body" style:list-style-name="L1">
      <style:text-properties style:text-underline-style="none" officeooo:rsid="00176f28" officeooo:paragraph-rsid="00176f28"/>
    </style:style>
    <style:style style:name="P32" style:family="paragraph" style:parent-style-name="Text_20_body" style:list-style-name="L2">
      <style:text-properties officeooo:rsid="0018d1ad" officeooo:paragraph-rsid="0018d1ad"/>
    </style:style>
    <style:style style:name="P33" style:family="paragraph" style:parent-style-name="Text_20_body" style:list-style-name="L2">
      <style:text-properties officeooo:rsid="0019b5f6" officeooo:paragraph-rsid="0019b5f6"/>
    </style:style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>
      <style:text-properties officeooo:paragraph-rsid="00206b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officeooo:rsid="001f9134"/>
    </style:style>
    <style:style style:name="T9" style:family="text">
      <style:text-properties officeooo:rsid="000fc6e0"/>
    </style:style>
    <style:style style:name="T10" style:family="text">
      <style:text-properties style:text-underline-style="solid" style:text-underline-width="auto" style:text-underline-color="font-color" officeooo:rsid="000fc6e0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5" style:family="text">
      <style:text-properties officeooo:rsid="00180e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20. Expressões <text:span text:style-name="T1">aritméticas</text:span></text:p>
      <text:p text:style-name="Text_20_body"/>
      <text:p text:style-name="P13">operadores aritméticos:</text:p>
      <text:p text:style-name="P18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18"><text:s text:c="21"/>(2 lugar: + -)</text:p>
      <text:p text:style-name="P18"/>
      <text:p text:style-name="P19">exemplo:</text:p>
      <text:p text:style-name="P22">2 * 6 / 3 = 4</text:p>
      <text:p text:style-name="P22">3 + 2 * 4 = 11</text:p>
      <text:p text:style-name="P22">(3 + 2) * 4 = 20</text:p>
      <text:p text:style-name="P22">60 / (3 + 2) * 4 = 48</text:p>
      <text:p text:style-name="P22">60 / ((3 + 2) * 4) = 3</text:p>
      <text:p text:style-name="P19">exemplo com mod:</text:p>
      <text:p text:style-name="P22">14 % 3 = 2</text:p>
      <text:p text:style-name="P22">19 % 5 = <text:span text:style-name="T6">4</text:span></text:p>
      <text:p text:style-name="P22"/>
      <text:p text:style-name="Text_20_body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Subtitle">21. Variáveis e tipos básicos em Java</text:p>
      <text:p text:style-name="Text_20_body"/>
      <text:p text:style-name="P14">declaraçao de variaveis</text:p>
      <text:p text:style-name="P23">sintaxe:</text:p>
      <text:p text:style-name="P23">&lt;tipo&gt; &lt;nome&gt; = &lt;valor inicial&gt;</text:p>
      <text:p text:style-name="P14"><text:span text:style-name="T7">exemplo</text:span>:</text:p>
      <text:p text:style-name="P23">int idade = 25;</text:p>
      <text:p text:style-name="P23">double altura = 1.68;</text:p>
      <text:p text:style-name="P23">char sexo = ‘F’ </text:p>
      <text:p text:style-name="P24">uma variavel possui:</text:p>
      <text:list xml:id="list2789474037" text:style-name="L1">
        <text:list-item>
          <text:p text:style-name="P31">nome; </text:p>
        </text:list-item>
        <text:list-item>
          <text:p text:style-name="P31">tipo;</text:p>
        </text:list-item>
        <text:list-item>
          <text:p text:style-name="P31">valor;</text:p>
        </text:list-item>
        <text:list-item>
          <text:p text:style-name="P31">endereço;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2075060244" text:style-name="L2">
        <text:list-item>
          <text:p text:style-name="P32">system.out.print</text:p>
        </text:list-item>
        <text:list-item>
          <text:p text:style-name="P32">system.out.printl</text:p>
        </text:list-item>
        <text:list-item>
          <text:p text:style-name="P32">system.out.printf</text:p>
          <text:p text:style-name="P32">%d - inteiro</text:p>
          <text:p text:style-name="P32">%f - ponto flutuante</text:p>
          <text:p text:style-name="P32">%s - texto</text:p>
          <text:p text:style-name="P32">%n - quebra de linha</text:p>
        </text:list-item>
        <text:list-item>
          <text:p text:style-name="P33">Locale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28">&lt;variável&gt; = &lt;expressão&gt;;</text:p>
      <text:p text:style-name="P25">exemplo:</text:p>
      <text:p text:style-name="P28">int x, y;</text:p>
      <text:p text:style-name="P28">x = 5;</text:p>
      <text:p text:style-name="P28">y = 2 * x;</text:p>
      <text:p text:style-name="P28">system.out.println(x);</text:p>
      <text:p text:style-name="P28">system.out.println(y);</text:p>
      <text:p text:style-name="P25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8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9">|</text:span>A_<text:span text:style-name="T9">B|</text:span><text:span text:style-name="T10">&amp;&amp;</text:span><text:span text:style-name="T9">|</text:span></text:p>
      <text:p text:style-name="P1"><text:span text:style-name="T9">|</text:span>F_<text:span text:style-name="T9">F| F <text:s/>|</text:span></text:p>
      <text:p text:style-name="P1"><text:span text:style-name="T9">|</text:span>F_<text:span text:style-name="T9">V| F <text:s/>|</text:span></text:p>
      <text:p text:style-name="P1"><text:span text:style-name="T9">|</text:span>V_<text:span text:style-name="T9">F| F <text:s/>| </text:span></text:p>
      <text:p text:style-name="P1"><text:span text:style-name="T9">|</text:span>V_<text:span text:style-name="T9">V| V |</text:span></text:p>
      <text:p text:style-name="P1"/>
      <text:p text:style-name="P3"><text:span text:style-name="T9">|</text:span>A_<text:span text:style-name="T9">B| </text:span><text:span text:style-name="T10">||</text:span><text:span text:style-name="T9"> |</text:span></text:p>
      <text:p text:style-name="P3"><text:span text:style-name="T9">|</text:span>F_<text:span text:style-name="T9">F| F <text:s/>|</text:span></text:p>
      <text:p text:style-name="P3"><text:span text:style-name="T9">|</text:span>F_<text:span text:style-name="T9">V| V <text:s/>|</text:span></text:p>
      <text:p text:style-name="P3"><text:span text:style-name="T9">|</text:span>V_<text:span text:style-name="T9">F| V <text:s/>| </text:span></text:p>
      <text:p text:style-name="P3"><text:span text:style-name="T9">|</text:span>V_<text:span text:style-name="T9">V| V |</text:span></text:p>
      <text:p text:style-name="P3"/>
      <text:p text:style-name="P3"><text:span text:style-name="T9">|</text:span>A<text:span text:style-name="T9">| </text:span><text:span text:style-name="T14">! </text:span><text:span text:style-name="T9">|</text:span></text:p>
      <text:p text:style-name="P3"><text:span text:style-name="T9">|</text:span>F<text:span text:style-name="T9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1"><text:s text:c="2"/></text:span><text:span text:style-name="T12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0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0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1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1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0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0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0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0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5">inicio: (</text:span>Executa somente na primeira vez<text:span text:style-name="T15">)__condição: (V: executa e volta | F: pula fora)__incremento:( Executa toda vez depois de voltar)</text:span></text:p>
      <text:p text:style-name="P16"/>
      <text:p text:style-name="P26">Importante</text:p>
      <text:p text:style-name="P17">Perceba que a estrutura "para" é ótima para se fazer uma repetição</text:p>
      <text:p text:style-name="P17">baseada em uma CONTAGEM:</text:p>
      <text:p text:style-name="P29">for (int i=0; i&lt;5; i++) {</text:p>
      <text:p text:style-name="P29">System.out.println("Valor de i: " + i);</text:p>
      <text:p text:style-name="P29">}</text:p>
      <text:p text:style-name="P27"><text:span text:style-name="T13">Resultado na tela</text:span>:</text:p>
      <text:p text:style-name="P29">Valor de i: 0</text:p>
      <text:p text:style-name="P29">Valor de i: 1</text:p>
      <text:p text:style-name="P29">Valor de i: 2</text:p>
      <text:p text:style-name="P29">Valor de i: 3</text:p>
      <text:p text:style-name="P29">Valor de i: 4</text:p>
      <text:p text:style-name="P29"/>
      <text:p text:style-name="P29"/>
      <text:p text:style-name="P26">resumo</text:p>
      <text:p text:style-name="P29">• Estrutura repetitiva "para"</text:p>
      <text:p text:style-name="P29">• Usar quando se sabe previamente a quantidade de repetições</text:p>
      <text:p text:style-name="P29">• Ótimo para fazer contagens (progressiva ou regressiva)</text:p>
      <text:p text:style-name="Subtitle"><text:soft-page-break/>54. Estrutura repetitiva faça-enquanto (do-while)</text:p>
      <text:p text:style-name="Subtitle"/>
      <text:p text:style-name="P29"/>
      <text:p text:style-name="P27">Estrutura repetitiva "faça-enquanto"</text:p>
      <text:p text:style-name="P29">Menos utilizada, mas em alguns casos se encaixa melhor ao problema.</text:p>
      <text:p text:style-name="P29">O bloco de comandos executa pelo menos uma vez, pois a condição é</text:p>
      <text:p text:style-name="P29">verificada no final.</text:p>
      <text:p text:style-name="P29"/>
      <text:p text:style-name="P27">Sintaxe / regra</text:p>
      <text:p text:style-name="P29">do {</text:p>
      <text:p text:style-name="P29">comando 1</text:p>
      <text:p text:style-name="P29">comando 2</text:p>
      <text:p text:style-name="P29">} while ( condição );</text:p>
      <text:p text:style-name="P29"/>
      <text:p text:style-name="P29">Regra:</text:p>
      <text:p text:style-name="P29">V: volta</text:p>
      <text:p text:style-name="P29">F: pula fora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Subtitle"><text:soft-page-break/>60. Funções (sintaxe)</text:p>
      <text:p text:style-name="Text_20_body"/>
      <text:p text:style-name="P20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6">• É um tipo estruturado que pode conter (membros):</text:p>
      <text:p text:style-name="P36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2707760069" text:style-name="L3">
        <text:list-item>
          <text:p text:style-name="P34">Construtores</text:p>
        </text:list-item>
        <text:list-item>
          <text:p text:style-name="P34">Sobrecarga</text:p>
        </text:list-item>
        <text:list-item>
          <text:p text:style-name="P34">Encapsulamento</text:p>
        </text:list-item>
        <text:list-item>
          <text:p text:style-name="P34">Herança</text:p>
        </text:list-item>
        <text:list-item>
          <text:p text:style-name="P34">Polimorfismo</text:p>
        </text:list-item>
      </text:list>
      <text:p text:style-name="Text_20_body">• Exemplos:</text:p>
      <text:list xml:id="list2624305325" text:style-name="L4">
        <text:list-item>
          <text:p text:style-name="P35">Entidades: Produto, Cliente, Triangulo</text:p>
        </text:list-item>
        <text:list-item>
          <text:p text:style-name="P35">Serviços: ProdutoService, ClienteService, EmailService, StorageService</text:p>
        </text:list-item>
        <text:list-item>
          <text:p text:style-name="P35">Controladores: ProdutoController, ClienteController</text:p>
        </text:list-item>
        <text:list-item>
          <text:p text:style-name="P35">Utilitários: Calculadora, Compactador</text:p>
        </text:list-item>
        <text:list-item>
          <text:p text:style-name="P35">Outros (views, repositórios, gerenciadores, etc.)</text:p>
          <text:p text:style-name="P35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7-03T23:45:00.311825887</dc:date>
    <meta:editing-duration>PT7H2M3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8" meta:paragraph-count="281" meta:word-count="1278" meta:character-count="7339" meta:non-whitespace-character-count="6224"/>
  </office:meta>
</office:document-meta>
</file>